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wrap-option="no-wrap" fo:border="1.25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1.25pt solid #000000" fo:padding="0.049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2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no-wrap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wrap-option="wrap" fo:border="1.25pt solid #000000"/>
    </style:style>
    <style:style style:name="ce34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4.297cm" svg:height="8.947cm" svg:x="0cm" svg:y="9.249cm">
            <draw:object draw:notify-on-update-of-ranges="'tempo-e-vazaoV2'.A42:'tempo-e-vazaoV2'.A42 'tempo-e-vazaoV2'.B42:'tempo-e-vazaoV2'.E42 'tempo-e-vazaoV2'.A43:'tempo-e-vazaoV2'.A43 'tempo-e-vazaoV2'.B43:'tempo-e-vazaoV2'.E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4.446cm" svg:height="9cm" svg:x="14.404cm" svg:y="9.057cm">
            <draw:object draw:notify-on-update-of-ranges="'tempo-e-vazaoV2'.I42:'tempo-e-vazaoV2'.I42 'tempo-e-vazaoV2'.J42:'tempo-e-vazaoV2'.M42 'tempo-e-vazaoV2'.I43:'tempo-e-vazaoV2'.I43 'tempo-e-vazaoV2'.J43:'tempo-e-vazaoV2'.M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3.993cm" svg:height="9cm" svg:x="29.237cm" svg:y="8.981cm">
            <draw:object draw:notify-on-update-of-ranges="'tempo-e-vazaoV2'.P42:'tempo-e-vazaoV2'.P42 'tempo-e-vazaoV2'.Q42:'tempo-e-vazaoV2'.T42 'tempo-e-vazaoV2'.P43:'tempo-e-vazaoV2'.P43 'tempo-e-vazaoV2'.Q43:'tempo-e-vazaoV2'.T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2"/>
          <table:table-cell table:style-name="ce7" office:value-type="string" calcext:value-type="string">
            <text:p><text:s/>8B:</text:p>
          </table:table-cell>
          <table:table-cell table:style-name="ce7" office:value-type="string" calcext:value-type="string">
            <text:p><text:s/>1KB:</text:p>
          </table:table-cell>
          <table:table-cell table:style-name="ce7" office:value-type="string" calcext:value-type="string">
            <text:p>4KB:</text:p>
          </table:table-cell>
          <table:table-cell table:style-name="ce7" office:value-type="string" calcext:value-type="string">
            <text:p>16KB: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2]" office:value-type="float" office:value="0.983156" calcext:value-type="float">
            <text:p>0.983156</text:p>
          </table:table-cell>
          <table:table-cell table:style-name="ce14" table:formula="of:=[$dadosV2.$A13]" office:value-type="float" office:value="1.030919" calcext:value-type="float">
            <text:p>1.030919</text:p>
          </table:table-cell>
          <table:table-cell table:style-name="ce14" table:formula="of:=[$dadosV2.$A24]" office:value-type="float" office:value="1.046352" calcext:value-type="float">
            <text:p>1.046352</text:p>
          </table:table-cell>
          <table:table-cell table:style-name="ce14" table:formula="of:=[$dadosV2.$A35]" office:value-type="float" office:value="1.061049" calcext:value-type="float">
            <text:p>1.061049</text:p>
          </table:table-cell>
          <table:table-cell table:number-columns-repeated="2"/>
          <table:table-cell table:style-name="ce14" table:formula="of:=[$dadosV2.$A46]" office:value-type="float" office:value="1.0505" calcext:value-type="float">
            <text:p>1.050500</text:p>
          </table:table-cell>
          <table:table-cell table:style-name="ce14" table:formula="of:=[$dadosV2.$A57]" office:value-type="float" office:value="1.233602" calcext:value-type="float">
            <text:p>1.233602</text:p>
          </table:table-cell>
          <table:table-cell table:style-name="ce14" table:formula="of:=[$dadosV2.$A68]" office:value-type="float" office:value="1.094935" calcext:value-type="float">
            <text:p>1.094935</text:p>
          </table:table-cell>
          <table:table-cell table:style-name="ce14" table:formula="of:=[$dadosV2.$A79]" office:value-type="float" office:value="1.004391" calcext:value-type="float">
            <text:p>1.004391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3]" office:value-type="float" office:value="1.047437" calcext:value-type="float">
            <text:p>1.047437</text:p>
          </table:table-cell>
          <table:table-cell table:style-name="ce14" table:formula="of:=[$dadosV2.$A14]" office:value-type="float" office:value="1.016771" calcext:value-type="float">
            <text:p>1.016771</text:p>
          </table:table-cell>
          <table:table-cell table:style-name="ce14" table:formula="of:=[$dadosV2.$A25]" office:value-type="float" office:value="1.051302" calcext:value-type="float">
            <text:p>1.051302</text:p>
          </table:table-cell>
          <table:table-cell table:style-name="ce14" table:formula="of:=[$dadosV2.$A36]" office:value-type="float" office:value="1.051371" calcext:value-type="float">
            <text:p>1.051371</text:p>
          </table:table-cell>
          <table:table-cell table:number-columns-repeated="2"/>
          <table:table-cell table:style-name="ce14" table:formula="of:=[$dadosV2.$A47]" office:value-type="float" office:value="1.023681" calcext:value-type="float">
            <text:p>1.023681</text:p>
          </table:table-cell>
          <table:table-cell table:style-name="ce14" table:formula="of:=[$dadosV2.$A58]" office:value-type="float" office:value="1.30797" calcext:value-type="float">
            <text:p>1.307970</text:p>
          </table:table-cell>
          <table:table-cell table:style-name="ce14" table:formula="of:=[$dadosV2.$A69]" office:value-type="float" office:value="1.088572" calcext:value-type="float">
            <text:p>1.088572</text:p>
          </table:table-cell>
          <table:table-cell table:style-name="ce14" table:formula="of:=[$dadosV2.$A80]" office:value-type="float" office:value="1.010614" calcext:value-type="float">
            <text:p>1.010614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4]" office:value-type="float" office:value="1.034242" calcext:value-type="float">
            <text:p>1.034242</text:p>
          </table:table-cell>
          <table:table-cell table:style-name="ce14" table:formula="of:=[$dadosV2.$A15]" office:value-type="float" office:value="1.017097" calcext:value-type="float">
            <text:p>1.017097</text:p>
          </table:table-cell>
          <table:table-cell table:style-name="ce14" table:formula="of:=[$dadosV2.$A26]" office:value-type="float" office:value="1.049132" calcext:value-type="float">
            <text:p>1.049132</text:p>
          </table:table-cell>
          <table:table-cell table:style-name="ce14" table:formula="of:=[$dadosV2.$A37]" office:value-type="float" office:value="1.061045" calcext:value-type="float">
            <text:p>1.061045</text:p>
          </table:table-cell>
          <table:table-cell table:number-columns-repeated="2"/>
          <table:table-cell table:style-name="ce14" table:formula="of:=[$dadosV2.$A48]" office:value-type="float" office:value="1.071337" calcext:value-type="float">
            <text:p>1.071337</text:p>
          </table:table-cell>
          <table:table-cell table:style-name="ce14" table:formula="of:=[$dadosV2.$A59]" office:value-type="float" office:value="1.158379" calcext:value-type="float">
            <text:p>1.158379</text:p>
          </table:table-cell>
          <table:table-cell table:style-name="ce14" table:formula="of:=[$dadosV2.$A70]" office:value-type="float" office:value="1.094974" calcext:value-type="float">
            <text:p>1.094974</text:p>
          </table:table-cell>
          <table:table-cell table:style-name="ce14" table:formula="of:=[$dadosV2.$A81]" office:value-type="float" office:value="0.993805" calcext:value-type="float">
            <text:p>0.993805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5]" office:value-type="float" office:value="1.023048" calcext:value-type="float">
            <text:p>1.023048</text:p>
          </table:table-cell>
          <table:table-cell table:style-name="ce14" table:formula="of:=[$dadosV2.$A16]" office:value-type="float" office:value="1.018044" calcext:value-type="float">
            <text:p>1.018044</text:p>
          </table:table-cell>
          <table:table-cell table:style-name="ce14" table:formula="of:=[$dadosV2.$A27]" office:value-type="float" office:value="1.038791" calcext:value-type="float">
            <text:p>1.038791</text:p>
          </table:table-cell>
          <table:table-cell table:style-name="ce14" table:formula="of:=[$dadosV2.$A38]" office:value-type="float" office:value="1.059691" calcext:value-type="float">
            <text:p>1.059691</text:p>
          </table:table-cell>
          <table:table-cell table:number-columns-repeated="2"/>
          <table:table-cell table:style-name="ce14" table:formula="of:=[$dadosV2.$A49]" office:value-type="float" office:value="1.016226" calcext:value-type="float">
            <text:p>1.016226</text:p>
          </table:table-cell>
          <table:table-cell table:style-name="ce14" table:formula="of:=[$dadosV2.$A60]" office:value-type="float" office:value="1.382459" calcext:value-type="float">
            <text:p>1.382459</text:p>
          </table:table-cell>
          <table:table-cell table:style-name="ce14" table:formula="of:=[$dadosV2.$A71]" office:value-type="float" office:value="1.089435" calcext:value-type="float">
            <text:p>1.089435</text:p>
          </table:table-cell>
          <table:table-cell table:style-name="ce14" table:formula="of:=[$dadosV2.$A82]" office:value-type="float" office:value="1.014977" calcext:value-type="float">
            <text:p>1.014977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6]" office:value-type="float" office:value="1.017089" calcext:value-type="float">
            <text:p>1.017089</text:p>
          </table:table-cell>
          <table:table-cell table:style-name="ce14" table:formula="of:=[$dadosV2.$A17]" office:value-type="float" office:value="1.034397" calcext:value-type="float">
            <text:p>1.034397</text:p>
          </table:table-cell>
          <table:table-cell table:style-name="ce14" table:formula="of:=[$dadosV2.$A28]" office:value-type="float" office:value="1.05746" calcext:value-type="float">
            <text:p>1.057460</text:p>
          </table:table-cell>
          <table:table-cell table:style-name="ce14" table:formula="of:=[$dadosV2.$A39]" office:value-type="float" office:value="1.060982" calcext:value-type="float">
            <text:p>1.060982</text:p>
          </table:table-cell>
          <table:table-cell table:number-columns-repeated="2"/>
          <table:table-cell table:style-name="ce14" table:formula="of:=[$dadosV2.$A50]" office:value-type="float" office:value="1.043032" calcext:value-type="float">
            <text:p>1.043032</text:p>
          </table:table-cell>
          <table:table-cell table:style-name="ce14" table:formula="of:=[$dadosV2.$A61]" office:value-type="float" office:value="1.353399" calcext:value-type="float">
            <text:p>1.353399</text:p>
          </table:table-cell>
          <table:table-cell table:style-name="ce14" table:formula="of:=[$dadosV2.$A72]" office:value-type="float" office:value="1.10339" calcext:value-type="float">
            <text:p>1.103390</text:p>
          </table:table-cell>
          <table:table-cell table:style-name="ce14" table:formula="of:=[$dadosV2.$A83]" office:value-type="float" office:value="0.997403" calcext:value-type="float">
            <text:p>0.997403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7]" office:value-type="float" office:value="1.013517" calcext:value-type="float">
            <text:p>1.013517</text:p>
          </table:table-cell>
          <table:table-cell table:style-name="ce14" table:formula="of:=[$dadosV2.$A18]" office:value-type="float" office:value="1.01917" calcext:value-type="float">
            <text:p>1.019170</text:p>
          </table:table-cell>
          <table:table-cell table:style-name="ce14" table:formula="of:=[$dadosV2.$A29]" office:value-type="float" office:value="1.035827" calcext:value-type="float">
            <text:p>1.035827</text:p>
          </table:table-cell>
          <table:table-cell table:style-name="ce14" table:formula="of:=[$dadosV2.$A40]" office:value-type="float" office:value="1.060996" calcext:value-type="float">
            <text:p>1.060996</text:p>
          </table:table-cell>
          <table:table-cell table:number-columns-repeated="2"/>
          <table:table-cell table:style-name="ce14" table:formula="of:=[$dadosV2.$A51]" office:value-type="float" office:value="1.039706" calcext:value-type="float">
            <text:p>1.039706</text:p>
          </table:table-cell>
          <table:table-cell table:style-name="ce14" table:formula="of:=[$dadosV2.$A62]" office:value-type="float" office:value="1.268568" calcext:value-type="float">
            <text:p>1.268568</text:p>
          </table:table-cell>
          <table:table-cell table:style-name="ce14" table:formula="of:=[$dadosV2.$A73]" office:value-type="float" office:value="1.082213" calcext:value-type="float">
            <text:p>1.082213</text:p>
          </table:table-cell>
          <table:table-cell table:style-name="ce14" table:formula="of:=[$dadosV2.$A84]" office:value-type="float" office:value="1.020911" calcext:value-type="float">
            <text:p>1.020911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8]" office:value-type="float" office:value="1.034272" calcext:value-type="float">
            <text:p>1.034272</text:p>
          </table:table-cell>
          <table:table-cell table:style-name="ce14" table:formula="of:=[$dadosV2.$A19]" office:value-type="float" office:value="1.019306" calcext:value-type="float">
            <text:p>1.019306</text:p>
          </table:table-cell>
          <table:table-cell table:style-name="ce14" table:formula="of:=[$dadosV2.$A30]" office:value-type="float" office:value="1.046411" calcext:value-type="float">
            <text:p>1.046411</text:p>
          </table:table-cell>
          <table:table-cell table:style-name="ce14" table:formula="of:=[$dadosV2.$A41]" office:value-type="float" office:value="1.070549" calcext:value-type="float">
            <text:p>1.070549</text:p>
          </table:table-cell>
          <table:table-cell table:number-columns-repeated="2"/>
          <table:table-cell table:style-name="ce14" table:formula="of:=[$dadosV2.$A52]" office:value-type="float" office:value="1.070941" calcext:value-type="float">
            <text:p>1.070941</text:p>
          </table:table-cell>
          <table:table-cell table:style-name="ce14" table:formula="of:=[$dadosV2.$A63]" office:value-type="float" office:value="1.134216" calcext:value-type="float">
            <text:p>1.134216</text:p>
          </table:table-cell>
          <table:table-cell table:style-name="ce14" table:formula="of:=[$dadosV2.$A74]" office:value-type="float" office:value="1.089356" calcext:value-type="float">
            <text:p>1.089356</text:p>
          </table:table-cell>
          <table:table-cell table:style-name="ce14" table:formula="of:=[$dadosV2.$A85]" office:value-type="float" office:value="1.01445" calcext:value-type="float">
            <text:p>1.014450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9]" office:value-type="float" office:value="1.024427" calcext:value-type="float">
            <text:p>1.024427</text:p>
          </table:table-cell>
          <table:table-cell table:style-name="ce14" table:formula="of:=[$dadosV2.$A20]" office:value-type="float" office:value="1.004365" calcext:value-type="float">
            <text:p>1.004365</text:p>
          </table:table-cell>
          <table:table-cell table:style-name="ce14" table:formula="of:=[$dadosV2.$A31]" office:value-type="float" office:value="1.028802" calcext:value-type="float">
            <text:p>1.028802</text:p>
          </table:table-cell>
          <table:table-cell table:style-name="ce14" table:formula="of:=[$dadosV2.$A42]" office:value-type="float" office:value="1.066803" calcext:value-type="float">
            <text:p>1.066803</text:p>
          </table:table-cell>
          <table:table-cell table:number-columns-repeated="2"/>
          <table:table-cell table:style-name="ce14" table:formula="of:=[$dadosV2.$A53]" office:value-type="float" office:value="1.513626" calcext:value-type="float">
            <text:p>1.513626</text:p>
          </table:table-cell>
          <table:table-cell table:style-name="ce14" table:formula="of:=[$dadosV2.$A64]" office:value-type="float" office:value="1.078528" calcext:value-type="float">
            <text:p>1.078528</text:p>
          </table:table-cell>
          <table:table-cell table:style-name="ce14" table:formula="of:=[$dadosV2.$A75]" office:value-type="float" office:value="1.089897" calcext:value-type="float">
            <text:p>1.089897</text:p>
          </table:table-cell>
          <table:table-cell table:style-name="ce14" table:formula="of:=[$dadosV2.$A86]" office:value-type="float" office:value="1.000207" calcext:value-type="float">
            <text:p>1.000207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0]" office:value-type="float" office:value="1.047097" calcext:value-type="float">
            <text:p>1.047097</text:p>
          </table:table-cell>
          <table:table-cell table:style-name="ce14" table:formula="of:=[$dadosV2.$A21]" office:value-type="float" office:value="1.016417" calcext:value-type="float">
            <text:p>1.016417</text:p>
          </table:table-cell>
          <table:table-cell table:style-name="ce14" table:formula="of:=[$dadosV2.$A32]" office:value-type="float" office:value="1.034646" calcext:value-type="float">
            <text:p>1.034646</text:p>
          </table:table-cell>
          <table:table-cell table:style-name="ce14" table:formula="of:=[$dadosV2.$A43]" office:value-type="float" office:value="1.068078" calcext:value-type="float">
            <text:p>1.068078</text:p>
          </table:table-cell>
          <table:table-cell table:number-columns-repeated="2"/>
          <table:table-cell table:style-name="ce14" table:formula="of:=[$dadosV2.$A54]" office:value-type="float" office:value="1.203277" calcext:value-type="float">
            <text:p>1.203277</text:p>
          </table:table-cell>
          <table:table-cell table:style-name="ce14" table:formula="of:=[$dadosV2.$A65]" office:value-type="float" office:value="1.087097" calcext:value-type="float">
            <text:p>1.087097</text:p>
          </table:table-cell>
          <table:table-cell table:style-name="ce14" table:formula="of:=[$dadosV2.$A76]" office:value-type="float" office:value="1.111455" calcext:value-type="float">
            <text:p>1.111455</text:p>
          </table:table-cell>
          <table:table-cell table:style-name="ce14" table:formula="of:=[$dadosV2.$A87]" office:value-type="float" office:value="1.008537" calcext:value-type="float">
            <text:p>1.008537</text:p>
          </table:table-cell>
          <table:table-cell table:number-columns-repeated="1013"/>
        </table:table-row>
        <table:table-row table:style-name="ro2">
          <table:table-cell/>
          <table:table-cell table:style-name="ce14" table:formula="of:=[$dadosV2.$A11]" office:value-type="float" office:value="1.029535" calcext:value-type="float">
            <text:p>1.029535</text:p>
          </table:table-cell>
          <table:table-cell table:style-name="ce14" table:formula="of:=[$dadosV2.$A22]" office:value-type="float" office:value="1.025032" calcext:value-type="float">
            <text:p>1.025032</text:p>
          </table:table-cell>
          <table:table-cell table:style-name="ce14" table:formula="of:=[$dadosV2.$A33]" office:value-type="float" office:value="1.053549" calcext:value-type="float">
            <text:p>1.053549</text:p>
          </table:table-cell>
          <table:table-cell table:style-name="ce14" table:formula="of:=[$dadosV2.$A44]" office:value-type="float" office:value="1.06305" calcext:value-type="float">
            <text:p>1.063050</text:p>
          </table:table-cell>
          <table:table-cell table:number-columns-repeated="2"/>
          <table:table-cell table:style-name="ce14" table:formula="of:=[$dadosV2.$A55]" office:value-type="float" office:value="1.133058" calcext:value-type="float">
            <text:p>1.133058</text:p>
          </table:table-cell>
          <table:table-cell table:style-name="ce14" table:formula="of:=[$dadosV2.$A66]" office:value-type="float" office:value="1.094451" calcext:value-type="float">
            <text:p>1.094451</text:p>
          </table:table-cell>
          <table:table-cell table:style-name="ce14" table:formula="of:=[$dadosV2.$A77]" office:value-type="float" office:value="1.112498" calcext:value-type="float">
            <text:p>1.112498</text:p>
          </table:table-cell>
          <table:table-cell table:style-name="ce14" table:formula="of:=[$dadosV2.$A88]" office:value-type="float" office:value="1.023984" calcext:value-type="float">
            <text:p>1.023984</text:p>
          </table:table-cell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5" table:number-rows-spanned="1">
            <text:p>tempo médio (ms)</text:p>
          </table:table-cell>
          <table:covered-table-cell table:number-columns-repeated="4" table:style-name="ce21"/>
          <table:table-cell/>
          <table:table-cell table:style-name="ce26" office:value-type="string" calcext:value-type="string" table:number-columns-spanned="5" table:number-rows-spanned="1">
            <text:p>tempo médio (ms)</text:p>
          </table:table-cell>
          <table:covered-table-cell table:number-columns-repeated="4"/>
          <table:table-cell table:number-columns-repeated="28"/>
          <table:table-cell table:style-name="ce11" table:number-columns-repeated="985"/>
        </table:table-row>
        <table:table-row table:style-name="ro2">
          <table:table-cell table:style-name="ce31" office:value-type="string" calcext:value-type="string">
            <text:p>tmsg (B)</text:p>
          </table:table-cell>
          <table:table-cell table:style-name="ce1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/>
          <table:table-cell table:style-name="ce31" office:value-type="string" calcext:value-type="string">
            <text:p>tmsg (B)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string" calcext:value-type="string">
            <text:p>4KB</text:p>
          </table:table-cell>
          <table:table-cell table:style-name="ce6" office:value-type="string" calcext:value-type="string">
            <text:p>16KB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empo médio (ms)</text:p>
          </table:table-cell>
          <table:table-cell table:style-name="ce31" table:formula="of:=ROUND(SUM([.B5:.B14])/10;4)" office:value-type="float" office:value="1.0254" calcext:value-type="float">
            <text:p>1,0254</text:p>
          </table:table-cell>
          <table:table-cell table:style-name="ce24" table:formula="of:=ROUND(SUM([.C5:.C14])/10;4)" office:value-type="float" office:value="1.0202" calcext:value-type="float">
            <text:p>1,02</text:p>
          </table:table-cell>
          <table:table-cell table:style-name="ce31" table:formula="of:=ROUND(SUM([.D5:.D14])/10;4)" office:value-type="float" office:value="1.0442" calcext:value-type="float">
            <text:p>1,0442</text:p>
          </table:table-cell>
          <table:table-cell table:style-name="ce31" table:formula="of:=ROUND(SUM([.E5:.E14])/10;4)" office:value-type="float" office:value="1.0624" calcext:value-type="float">
            <text:p>1,0624</text:p>
          </table:table-cell>
          <table:table-cell/>
          <table:table-cell table:style-name="ce30" office:value-type="string" calcext:value-type="string">
            <text:p>tempo médio (ms)</text:p>
          </table:table-cell>
          <table:table-cell table:style-name="ce31" table:formula="of:=ROUND(SUM([.H5:.H14])/10;4)" office:value-type="float" office:value="1.1165" calcext:value-type="float">
            <text:p>1,1165</text:p>
          </table:table-cell>
          <table:table-cell table:style-name="ce31" table:formula="of:=ROUND(SUM([.I5:.I14])/10;4)" office:value-type="float" office:value="1.2099" calcext:value-type="float">
            <text:p>1,2099</text:p>
          </table:table-cell>
          <table:table-cell table:style-name="ce31" table:formula="of:=ROUND(SUM([.J5:.J14])/10;4)" office:value-type="float" office:value="1.0957" calcext:value-type="float">
            <text:p>1,0957</text:p>
          </table:table-cell>
          <table:table-cell table:style-name="ce31" table:formula="of:=ROUND(SUM([.K5:.K14])/10;4)" office:value-type="float" office:value="1.0089" calcext:value-type="float">
            <text:p>1,0089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2"/>
          <table:table-cell table:style-name="ce27"/>
          <table:table-cell table:number-columns-repeated="1010"/>
        </table:table-row>
        <table:table-row table:style-name="ro2" table:number-rows-repeated="2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5" table:number-rows-spanned="1">
            <text:p>VASÃO MÉDIA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LATENCIA MÉDIA</text:p>
          </table:table-cell>
          <table:covered-table-cell table:number-columns-repeated="4" table:style-name="ce34"/>
          <table:table-cell table:number-columns-repeated="1004"/>
        </table:table-row>
        <table:table-row table:style-name="ro2">
          <table:table-cell table:style-name="ce6" office:value-type="string" calcext:value-type="string">
            <text:p>tmsg (B)</text:p>
          </table:table-cell>
          <table:table-cell table:style-name="ce1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3"/>
          <table:table-cell table:style-name="ce6" office:value-type="string" calcext:value-type="string">
            <text:p>tmsg (B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6000" calcext:value-type="float">
            <text:p>16000</text:p>
          </table:table-cell>
          <table:table-cell table:number-columns-repeated="2"/>
          <table:table-cell table:style-name="ce31" office:value-type="string" calcext:value-type="string">
            <text:p>tmsg (B)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4000" calcext:value-type="float">
            <text:p>4000</text:p>
          </table:table-cell>
          <table:table-cell table:style-name="ce31" office:value-type="float" office:value="16000" calcext:value-type="float">
            <text:p>16000</text:p>
          </table:table-cell>
          <table:table-cell table:number-columns-repeated="1004"/>
        </table:table-row>
        <table:table-row table:style-name="ro5">
          <table:table-cell table:style-name="ce30" office:value-type="string" calcext:value-type="string">
            <text:p>Vazão média MB/s (bloqueante)</text:p>
          </table:table-cell>
          <table:table-cell table:style-name="ce31" table:formula="of:=ROUND(([dadosV2.B1]*[dadosV2.D1])/([.B18]*1000*1000);0)" office:value-type="float" office:value="21" calcext:value-type="float">
            <text:p>21</text:p>
          </table:table-cell>
          <table:table-cell table:style-name="ce31" table:formula="of:=ROUND(([dadosV2.B12]*[dadosV2.D12])/([.B18]*1000*1000);0)" office:value-type="float" office:value="21" calcext:value-type="float">
            <text:p>21</text:p>
          </table:table-cell>
          <table:table-cell table:style-name="ce31" table:formula="of:=ROUND(([dadosV2.B23]*[dadosV2.D23])/([.B18]*1000*1000);0)" office:value-type="float" office:value="21" calcext:value-type="float">
            <text:p>21</text:p>
          </table:table-cell>
          <table:table-cell table:style-name="ce31" table:formula="of:=ROUND(([dadosV2.B34]*[dadosV2.D34])/([.B18]*1000*1000);0)" office:value-type="float" office:value="22" calcext:value-type="float">
            <text:p>22</text:p>
          </table:table-cell>
          <table:table-cell table:number-columns-repeated="3"/>
          <table:table-cell table:style-name="ce30" office:value-type="string" calcext:value-type="string">
            <text:p>Vazão média <text:s/>MB/s (não bloqueante)</text:p>
          </table:table-cell>
          <table:table-cell table:style-name="ce31" table:formula="of:=ROUND(([dadosV2.B45]*[dadosV2.D45])/([.H18]*1000*1000);0)" office:value-type="float" office:value="33" calcext:value-type="float">
            <text:p>33</text:p>
          </table:table-cell>
          <table:table-cell table:style-name="ce31" table:formula="of:=ROUND(([dadosV2.B56]*[dadosV2.D56])/([.I18]*1000*1000);0)" office:value-type="float" office:value="33" calcext:value-type="float">
            <text:p>33</text:p>
          </table:table-cell>
          <table:table-cell table:style-name="ce31" table:formula="of:=ROUND(([dadosV2.B67]*[dadosV2.D67])/([.J18]*1000*1000);0)" office:value-type="float" office:value="37" calcext:value-type="float">
            <text:p>37</text:p>
          </table:table-cell>
          <table:table-cell table:style-name="ce31" table:formula="of:=ROUND(([dadosV2.B78]*[dadosV2.D78])/([.K18]*1000*1000);0)" office:value-type="float" office:value="36" calcext:value-type="float">
            <text:p>36</text:p>
          </table:table-cell>
          <table:table-cell table:number-columns-repeated="2"/>
          <table:table-cell table:style-name="ce29" office:value-type="string" calcext:value-type="string">
            <text:p>Latencia média us/nmsg</text:p>
          </table:table-cell>
          <table:table-cell table:style-name="ce31" table:formula="of:=ROUND((([.$B18]*1000*1000)/[dadosV2.B1])/2;6)" office:value-type="float" office:value="0.193472" calcext:value-type="float">
            <text:p>0,193472</text:p>
          </table:table-cell>
          <table:table-cell table:style-name="ce31" table:formula="of:=ROUND((([.$C18]*1000*1000)/[dadosV2.B12])/2;6)" office:value-type="float" office:value="23.725581" calcext:value-type="float">
            <text:p>23,725581</text:p>
          </table:table-cell>
          <table:table-cell table:style-name="ce31" table:formula="of:=ROUND((([.$D18]*1000*1000)/[dadosV2.B23])/2;6)" office:value-type="float" office:value="94.927273" calcext:value-type="float">
            <text:p>94,927273</text:p>
          </table:table-cell>
          <table:table-cell table:style-name="ce31" table:formula="of:=ROUND((([.$E18]*1000*1000)/[dadosV2.B34])/2;6)" office:value-type="float" office:value="379.428571" calcext:value-type="float">
            <text:p>379,428571</text:p>
          </table:table-cell>
          <table:table-cell table:number-columns-repeated="1004"/>
        </table:table-row>
        <table:table-row table:style-name="ro2">
          <table:table-cell table:style-name="Default"/>
          <table:table-cell table:number-columns-repeated="16"/>
          <table:table-cell table:style-name="ce27"/>
          <table:table-cell table:number-columns-repeated="100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0.983156" calcext:value-type="float">
            <text:p>0,983156</text:p>
          </table:table-cell>
          <table:table-cell table:number-columns-repeated="4"/>
        </table:table-row>
        <table:table-row table:style-name="ro2">
          <table:table-cell office:value-type="float" office:value="1.047437" calcext:value-type="float">
            <text:p>1,047437</text:p>
          </table:table-cell>
          <table:table-cell table:number-columns-repeated="4"/>
        </table:table-row>
        <table:table-row table:style-name="ro2">
          <table:table-cell office:value-type="float" office:value="1.034242" calcext:value-type="float">
            <text:p>1,034242</text:p>
          </table:table-cell>
          <table:table-cell table:number-columns-repeated="4"/>
        </table:table-row>
        <table:table-row table:style-name="ro2">
          <table:table-cell office:value-type="float" office:value="1.023048" calcext:value-type="float">
            <text:p>1,023048</text:p>
          </table:table-cell>
          <table:table-cell table:number-columns-repeated="4"/>
        </table:table-row>
        <table:table-row table:style-name="ro2">
          <table:table-cell office:value-type="float" office:value="1.017089" calcext:value-type="float">
            <text:p>1,017089</text:p>
          </table:table-cell>
          <table:table-cell table:number-columns-repeated="4"/>
        </table:table-row>
        <table:table-row table:style-name="ro2">
          <table:table-cell office:value-type="float" office:value="1.013517" calcext:value-type="float">
            <text:p>1,013517</text:p>
          </table:table-cell>
          <table:table-cell table:number-columns-repeated="4"/>
        </table:table-row>
        <table:table-row table:style-name="ro2">
          <table:table-cell table:style-name="ce28" office:value-type="float" office:value="1.034272" calcext:value-type="float">
            <text:p>1,03</text:p>
          </table:table-cell>
          <table:table-cell table:number-columns-repeated="4"/>
        </table:table-row>
        <table:table-row table:style-name="ro2">
          <table:table-cell office:value-type="float" office:value="1.024427" calcext:value-type="float">
            <text:p>1,024427</text:p>
          </table:table-cell>
          <table:table-cell table:number-columns-repeated="4"/>
        </table:table-row>
        <table:table-row table:style-name="ro2">
          <table:table-cell office:value-type="float" office:value="1.047097" calcext:value-type="float">
            <text:p>1,047097</text:p>
          </table:table-cell>
          <table:table-cell table:number-columns-repeated="4"/>
        </table:table-row>
        <table:table-row table:style-name="ro2">
          <table:table-cell office:value-type="float" office:value="1.029535" calcext:value-type="float">
            <text:p>1,0295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1500" calcext:value-type="float">
            <text:p>215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bytes (bloqueante):</text:p>
          </table:table-cell>
        </table:table-row>
        <table:table-row table:style-name="ro2">
          <table:table-cell office:value-type="float" office:value="1.030919" calcext:value-type="float">
            <text:p>1,030919</text:p>
          </table:table-cell>
          <table:table-cell table:number-columns-repeated="4"/>
        </table:table-row>
        <table:table-row table:style-name="ro2">
          <table:table-cell office:value-type="float" office:value="1.016771" calcext:value-type="float">
            <text:p>1,016771</text:p>
          </table:table-cell>
          <table:table-cell table:number-columns-repeated="4"/>
        </table:table-row>
        <table:table-row table:style-name="ro2">
          <table:table-cell office:value-type="float" office:value="1.017097" calcext:value-type="float">
            <text:p>1,017097</text:p>
          </table:table-cell>
          <table:table-cell table:number-columns-repeated="4"/>
        </table:table-row>
        <table:table-row table:style-name="ro2">
          <table:table-cell office:value-type="float" office:value="1.018044" calcext:value-type="float">
            <text:p>1,018044</text:p>
          </table:table-cell>
          <table:table-cell table:number-columns-repeated="4"/>
        </table:table-row>
        <table:table-row table:style-name="ro2">
          <table:table-cell office:value-type="float" office:value="1.034397" calcext:value-type="float">
            <text:p>1,034397</text:p>
          </table:table-cell>
          <table:table-cell table:number-columns-repeated="4"/>
        </table:table-row>
        <table:table-row table:style-name="ro2">
          <table:table-cell office:value-type="float" office:value="1.01917" calcext:value-type="float">
            <text:p>1,01917</text:p>
          </table:table-cell>
          <table:table-cell table:number-columns-repeated="4"/>
        </table:table-row>
        <table:table-row table:style-name="ro2">
          <table:table-cell office:value-type="float" office:value="1.019306" calcext:value-type="float">
            <text:p>1,019306</text:p>
          </table:table-cell>
          <table:table-cell table:number-columns-repeated="4"/>
        </table:table-row>
        <table:table-row table:style-name="ro2">
          <table:table-cell office:value-type="float" office:value="1.004365" calcext:value-type="float">
            <text:p>1,004365</text:p>
          </table:table-cell>
          <table:table-cell table:number-columns-repeated="4"/>
        </table:table-row>
        <table:table-row table:style-name="ro2">
          <table:table-cell office:value-type="float" office:value="1.016417" calcext:value-type="float">
            <text:p>1,016417</text:p>
          </table:table-cell>
          <table:table-cell table:number-columns-repeated="4"/>
        </table:table-row>
        <table:table-row table:style-name="ro2">
          <table:table-cell office:value-type="float" office:value="1.025032" calcext:value-type="float">
            <text:p>1,0250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1.046352" calcext:value-type="float">
            <text:p>1,046352</text:p>
          </table:table-cell>
          <table:table-cell table:number-columns-repeated="4"/>
        </table:table-row>
        <table:table-row table:style-name="ro2">
          <table:table-cell office:value-type="float" office:value="1.051302" calcext:value-type="float">
            <text:p>1,051302</text:p>
          </table:table-cell>
          <table:table-cell table:number-columns-repeated="4"/>
        </table:table-row>
        <table:table-row table:style-name="ro2">
          <table:table-cell office:value-type="float" office:value="1.049132" calcext:value-type="float">
            <text:p>1,049132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float" office:value="1.038791" calcext:value-type="float">
            <text:p>1,038791</text:p>
          </table:table-cell>
          <table:table-cell table:number-columns-repeated="4"/>
        </table:table-row>
        <table:table-row table:style-name="ro2">
          <table:table-cell office:value-type="float" office:value="1.05746" calcext:value-type="float">
            <text:p>1,05746</text:p>
          </table:table-cell>
          <table:table-cell table:number-columns-repeated="4"/>
        </table:table-row>
        <table:table-row table:style-name="ro2">
          <table:table-cell office:value-type="float" office:value="1.035827" calcext:value-type="float">
            <text:p>1,035827</text:p>
          </table:table-cell>
          <table:table-cell table:number-columns-repeated="4"/>
        </table:table-row>
        <table:table-row table:style-name="ro2">
          <table:table-cell office:value-type="float" office:value="1.046411" calcext:value-type="float">
            <text:p>1,046411</text:p>
          </table:table-cell>
          <table:table-cell table:number-columns-repeated="4"/>
        </table:table-row>
        <table:table-row table:style-name="ro2">
          <table:table-cell office:value-type="float" office:value="1.028802" calcext:value-type="float">
            <text:p>1,028802</text:p>
          </table:table-cell>
          <table:table-cell table:number-columns-repeated="4"/>
        </table:table-row>
        <table:table-row table:style-name="ro2">
          <table:table-cell office:value-type="float" office:value="1.034646" calcext:value-type="float">
            <text:p>1,034646</text:p>
          </table:table-cell>
          <table:table-cell table:number-columns-repeated="4"/>
        </table:table-row>
        <table:table-row table:style-name="ro2">
          <table:table-cell office:value-type="float" office:value="1.053549" calcext:value-type="float">
            <text:p>1,0535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bloqueante):</text:p>
          </table:table-cell>
        </table:table-row>
        <table:table-row table:style-name="ro2">
          <table:table-cell office:value-type="float" office:value="1.061049" calcext:value-type="float">
            <text:p>1,061049</text:p>
          </table:table-cell>
          <table:table-cell table:number-columns-repeated="4"/>
        </table:table-row>
        <table:table-row table:style-name="ro2">
          <table:table-cell office:value-type="float" office:value="1.051371" calcext:value-type="float">
            <text:p>1,051371</text:p>
          </table:table-cell>
          <table:table-cell table:number-columns-repeated="4"/>
        </table:table-row>
        <table:table-row table:style-name="ro2">
          <table:table-cell office:value-type="float" office:value="1.061045" calcext:value-type="float">
            <text:p>1,061045</text:p>
          </table:table-cell>
          <table:table-cell table:number-columns-repeated="4"/>
        </table:table-row>
        <table:table-row table:style-name="ro2">
          <table:table-cell office:value-type="float" office:value="1.059691" calcext:value-type="float">
            <text:p>1,059691</text:p>
          </table:table-cell>
          <table:table-cell table:number-columns-repeated="4"/>
        </table:table-row>
        <table:table-row table:style-name="ro2">
          <table:table-cell office:value-type="float" office:value="1.060982" calcext:value-type="float">
            <text:p>1,060982</text:p>
          </table:table-cell>
          <table:table-cell table:number-columns-repeated="4"/>
        </table:table-row>
        <table:table-row table:style-name="ro2">
          <table:table-cell office:value-type="float" office:value="1.060996" calcext:value-type="float">
            <text:p>1,060996</text:p>
          </table:table-cell>
          <table:table-cell table:number-columns-repeated="4"/>
        </table:table-row>
        <table:table-row table:style-name="ro2">
          <table:table-cell office:value-type="float" office:value="1.070549" calcext:value-type="float">
            <text:p>1,070549</text:p>
          </table:table-cell>
          <table:table-cell table:number-columns-repeated="4"/>
        </table:table-row>
        <table:table-row table:style-name="ro2">
          <table:table-cell office:value-type="float" office:value="1.066803" calcext:value-type="float">
            <text:p>1,066803</text:p>
          </table:table-cell>
          <table:table-cell table:number-columns-repeated="4"/>
        </table:table-row>
        <table:table-row table:style-name="ro2">
          <table:table-cell office:value-type="float" office:value="1.068078" calcext:value-type="float">
            <text:p>1,068078</text:p>
          </table:table-cell>
          <table:table-cell table:number-columns-repeated="4"/>
        </table:table-row>
        <table:table-row table:style-name="ro2">
          <table:table-cell office:value-type="float" office:value="1.06305" calcext:value-type="float">
            <text:p>1,063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<text:s/>msgs d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1.0505" calcext:value-type="float">
            <text:p>1,0505</text:p>
          </table:table-cell>
          <table:table-cell table:number-columns-repeated="4"/>
        </table:table-row>
        <table:table-row table:style-name="ro2">
          <table:table-cell office:value-type="float" office:value="1.023681" calcext:value-type="float">
            <text:p>1,023681</text:p>
          </table:table-cell>
          <table:table-cell table:number-columns-repeated="4"/>
        </table:table-row>
        <table:table-row table:style-name="ro2">
          <table:table-cell office:value-type="float" office:value="1.071337" calcext:value-type="float">
            <text:p>1,071337</text:p>
          </table:table-cell>
          <table:table-cell table:number-columns-repeated="4"/>
        </table:table-row>
        <table:table-row table:style-name="ro2">
          <table:table-cell office:value-type="float" office:value="1.016226" calcext:value-type="float">
            <text:p>1,016226</text:p>
          </table:table-cell>
          <table:table-cell table:number-columns-repeated="4"/>
        </table:table-row>
        <table:table-row table:style-name="ro2">
          <table:table-cell office:value-type="float" office:value="1.043032" calcext:value-type="float">
            <text:p>1,043032</text:p>
          </table:table-cell>
          <table:table-cell table:number-columns-repeated="4"/>
        </table:table-row>
        <table:table-row table:style-name="ro2">
          <table:table-cell office:value-type="float" office:value="1.039706" calcext:value-type="float">
            <text:p>1,039706</text:p>
          </table:table-cell>
          <table:table-cell table:number-columns-repeated="4"/>
        </table:table-row>
        <table:table-row table:style-name="ro2">
          <table:table-cell office:value-type="float" office:value="1.070941" calcext:value-type="float">
            <text:p>1,070941</text:p>
          </table:table-cell>
          <table:table-cell table:number-columns-repeated="4"/>
        </table:table-row>
        <table:table-row table:style-name="ro2">
          <table:table-cell office:value-type="float" office:value="1.513626" calcext:value-type="float">
            <text:p>1,513626</text:p>
          </table:table-cell>
          <table:table-cell table:number-columns-repeated="4"/>
        </table:table-row>
        <table:table-row table:style-name="ro2">
          <table:table-cell office:value-type="float" office:value="1.203277" calcext:value-type="float">
            <text:p>1,203277</text:p>
          </table:table-cell>
          <table:table-cell table:number-columns-repeated="4"/>
        </table:table-row>
        <table:table-row table:style-name="ro2">
          <table:table-cell office:value-type="float" office:value="1.133058" calcext:value-type="float">
            <text:p>1,1330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msgs de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1.233602" calcext:value-type="float">
            <text:p>1,233602</text:p>
          </table:table-cell>
          <table:table-cell table:number-columns-repeated="4"/>
        </table:table-row>
        <table:table-row table:style-name="ro2">
          <table:table-cell office:value-type="float" office:value="1.30797" calcext:value-type="float">
            <text:p>1,30797</text:p>
          </table:table-cell>
          <table:table-cell table:number-columns-repeated="4"/>
        </table:table-row>
        <table:table-row table:style-name="ro2">
          <table:table-cell office:value-type="float" office:value="1.158379" calcext:value-type="float">
            <text:p>1,158379</text:p>
          </table:table-cell>
          <table:table-cell table:number-columns-repeated="4"/>
        </table:table-row>
        <table:table-row table:style-name="ro2">
          <table:table-cell office:value-type="float" office:value="1.382459" calcext:value-type="float">
            <text:p>1,382459</text:p>
          </table:table-cell>
          <table:table-cell table:number-columns-repeated="4"/>
        </table:table-row>
        <table:table-row table:style-name="ro2">
          <table:table-cell office:value-type="float" office:value="1.353399" calcext:value-type="float">
            <text:p>1,353399</text:p>
          </table:table-cell>
          <table:table-cell table:number-columns-repeated="4"/>
        </table:table-row>
        <table:table-row table:style-name="ro2">
          <table:table-cell office:value-type="float" office:value="1.268568" calcext:value-type="float">
            <text:p>1,268568</text:p>
          </table:table-cell>
          <table:table-cell table:number-columns-repeated="4"/>
        </table:table-row>
        <table:table-row table:style-name="ro2">
          <table:table-cell office:value-type="float" office:value="1.134216" calcext:value-type="float">
            <text:p>1,134216</text:p>
          </table:table-cell>
          <table:table-cell table:number-columns-repeated="4"/>
        </table:table-row>
        <table:table-row table:style-name="ro2">
          <table:table-cell office:value-type="float" office:value="1.078528" calcext:value-type="float">
            <text:p>1,078528</text:p>
          </table:table-cell>
          <table:table-cell table:number-columns-repeated="4"/>
        </table:table-row>
        <table:table-row table:style-name="ro2">
          <table:table-cell office:value-type="float" office:value="1.087097" calcext:value-type="float">
            <text:p>1,087097</text:p>
          </table:table-cell>
          <table:table-cell table:number-columns-repeated="4"/>
        </table:table-row>
        <table:table-row table:style-name="ro2">
          <table:table-cell office:value-type="float" office:value="1.094451" calcext:value-type="float">
            <text:p>1,0944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msgs d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1.094935" calcext:value-type="float">
            <text:p>1,094935</text:p>
          </table:table-cell>
          <table:table-cell table:number-columns-repeated="4"/>
        </table:table-row>
        <table:table-row table:style-name="ro2">
          <table:table-cell office:value-type="float" office:value="1.088572" calcext:value-type="float">
            <text:p>1,088572</text:p>
          </table:table-cell>
          <table:table-cell table:number-columns-repeated="4"/>
        </table:table-row>
        <table:table-row table:style-name="ro2">
          <table:table-cell office:value-type="float" office:value="1.094974" calcext:value-type="float">
            <text:p>1,094974</text:p>
          </table:table-cell>
          <table:table-cell table:number-columns-repeated="4"/>
        </table:table-row>
        <table:table-row table:style-name="ro2">
          <table:table-cell office:value-type="float" office:value="1.089435" calcext:value-type="float">
            <text:p>1,089435</text:p>
          </table:table-cell>
          <table:table-cell table:number-columns-repeated="4"/>
        </table:table-row>
        <table:table-row table:style-name="ro2">
          <table:table-cell office:value-type="float" office:value="1.10339" calcext:value-type="float">
            <text:p>1,10339</text:p>
          </table:table-cell>
          <table:table-cell table:number-columns-repeated="4"/>
        </table:table-row>
        <table:table-row table:style-name="ro2">
          <table:table-cell office:value-type="float" office:value="1.082213" calcext:value-type="float">
            <text:p>1,082213</text:p>
          </table:table-cell>
          <table:table-cell table:number-columns-repeated="4"/>
        </table:table-row>
        <table:table-row table:style-name="ro2">
          <table:table-cell office:value-type="float" office:value="1.089356" calcext:value-type="float">
            <text:p>1,089356</text:p>
          </table:table-cell>
          <table:table-cell table:number-columns-repeated="4"/>
        </table:table-row>
        <table:table-row table:style-name="ro2">
          <table:table-cell office:value-type="float" office:value="1.089897" calcext:value-type="float">
            <text:p>1,089897</text:p>
          </table:table-cell>
          <table:table-cell table:number-columns-repeated="4"/>
        </table:table-row>
        <table:table-row table:style-name="ro2">
          <table:table-cell office:value-type="float" office:value="1.111455" calcext:value-type="float">
            <text:p>1,111455</text:p>
          </table:table-cell>
          <table:table-cell table:number-columns-repeated="4"/>
        </table:table-row>
        <table:table-row table:style-name="ro2">
          <table:table-cell office:value-type="float" office:value="1.112498" calcext:value-type="float">
            <text:p>1,1124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msgs de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B (não bloqueante):</text:p>
          </table:table-cell>
        </table:table-row>
        <table:table-row table:style-name="ro2">
          <table:table-cell office:value-type="float" office:value="1.004391" calcext:value-type="float">
            <text:p>1,004391</text:p>
          </table:table-cell>
          <table:table-cell table:number-columns-repeated="4"/>
        </table:table-row>
        <table:table-row table:style-name="ro2">
          <table:table-cell office:value-type="float" office:value="1.010614" calcext:value-type="float">
            <text:p>1,010614</text:p>
          </table:table-cell>
          <table:table-cell table:number-columns-repeated="4"/>
        </table:table-row>
        <table:table-row table:style-name="ro2">
          <table:table-cell office:value-type="float" office:value="0.993805" calcext:value-type="float">
            <text:p>0,993805</text:p>
          </table:table-cell>
          <table:table-cell table:number-columns-repeated="4"/>
        </table:table-row>
        <table:table-row table:style-name="ro2">
          <table:table-cell office:value-type="float" office:value="1.014977" calcext:value-type="float">
            <text:p>1,014977</text:p>
          </table:table-cell>
          <table:table-cell table:number-columns-repeated="4"/>
        </table:table-row>
        <table:table-row table:style-name="ro2">
          <table:table-cell office:value-type="float" office:value="0.997403" calcext:value-type="float">
            <text:p>0,997403</text:p>
          </table:table-cell>
          <table:table-cell table:number-columns-repeated="4"/>
        </table:table-row>
        <table:table-row table:style-name="ro2">
          <table:table-cell office:value-type="float" office:value="1.020911" calcext:value-type="float">
            <text:p>1,020911</text:p>
          </table:table-cell>
          <table:table-cell table:number-columns-repeated="4"/>
        </table:table-row>
        <table:table-row table:style-name="ro2">
          <table:table-cell office:value-type="float" office:value="1.01445" calcext:value-type="float">
            <text:p>1,01445</text:p>
          </table:table-cell>
          <table:table-cell table:number-columns-repeated="4"/>
        </table:table-row>
        <table:table-row table:style-name="ro2">
          <table:table-cell office:value-type="float" office:value="1.000207" calcext:value-type="float">
            <text:p>1,000207</text:p>
          </table:table-cell>
          <table:table-cell table:number-columns-repeated="4"/>
        </table:table-row>
        <table:table-row table:style-name="ro2">
          <table:table-cell office:value-type="float" office:value="1.008537" calcext:value-type="float">
            <text:p>1,008537</text:p>
          </table:table-cell>
          <table:table-cell table:number-columns-repeated="4"/>
        </table:table-row>
        <table:table-row table:style-name="ro2">
          <table:table-cell office:value-type="float" office:value="1.023984" calcext:value-type="float">
            <text:p>1,023984</text:p>
          </table:table-cell>
          <table:table-cell table:number-columns-repeated="4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7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7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37"/>
        <table:table-row table:style-name="ro2">
          <table:table-cell table:style-name="ce37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1.0254" calcext:value-type="float">
            <text:p>1,03</text:p>
          </table:table-cell>
          <table:table-cell table:style-name="ce32" table:formula="of:=[$'tempo-e-vazaoV2'.C18]" office:value-type="float" office:value="1.0202" calcext:value-type="float">
            <text:p>1,02</text:p>
          </table:table-cell>
          <table:table-cell table:style-name="ce32" table:formula="of:=[$'tempo-e-vazaoV2'.D18]" office:value-type="float" office:value="1.0442" calcext:value-type="float">
            <text:p>1,04</text:p>
          </table:table-cell>
          <table:table-cell table:style-name="ce32" table:formula="of:=[$'tempo-e-vazaoV2'.E18]" office:value-type="float" office:value="1.0624" calcext:value-type="float">
            <text:p>1,06</text:p>
          </table:table-cell>
          <table:table-cell table:style-name="ce32" table:formula="of:=[$'tempo-e-vazaoV2'.H18]" office:value-type="float" office:value="1.1165" calcext:value-type="float">
            <text:p>1,12</text:p>
          </table:table-cell>
          <table:table-cell table:style-name="ce32" table:formula="of:=[$'tempo-e-vazaoV2'.I18]" office:value-type="float" office:value="1.2099" calcext:value-type="float">
            <text:p>1,21</text:p>
          </table:table-cell>
          <table:table-cell table:style-name="ce32" table:formula="of:=[$'tempo-e-vazaoV2'.J18]" office:value-type="float" office:value="1.0957" calcext:value-type="float">
            <text:p>1,10</text:p>
          </table:table-cell>
          <table:table-cell table:style-name="ce32" table:formula="of:=[$'tempo-e-vazaoV2'.K18]" office:value-type="float" office:value="1.0089" calcext:value-type="float">
            <text:p>1,01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210.96" calcext:value-type="float">
            <text:p>1210.96</text:p>
          </table:table-cell>
          <table:table-cell table:style-name="ce33" table:formula="of:=ROUND([.C3]/[.C4];2)" office:value-type="float" office:value="799.73" calcext:value-type="float">
            <text:p>799.73</text:p>
          </table:table-cell>
          <table:table-cell table:style-name="ce33" table:formula="of:=ROUND([.D3]/[.D4];2)" office:value-type="float" office:value="678.91" calcext:value-type="float">
            <text:p>678.91</text:p>
          </table:table-cell>
          <table:table-cell table:style-name="ce33" table:formula="of:=ROUND([.E3]/[.E4];2)" office:value-type="float" office:value="616.33" calcext:value-type="float">
            <text:p>616.33</text:p>
          </table:table-cell>
          <table:table-cell table:style-name="ce33" table:formula="of:=ROUND([.F3]/[.F4];2)" office:value-type="float" office:value="587.03" calcext:value-type="float">
            <text:p>587.03</text:p>
          </table:table-cell>
          <table:table-cell table:style-name="ce33" table:formula="of:=ROUND([.G3]/[.G4];2)" office:value-type="float" office:value="534.3" calcext:value-type="float">
            <text:p>534.30</text:p>
          </table:table-cell>
          <table:table-cell table:style-name="ce33" table:formula="of:=ROUND([.H3]/[.H4];2)" office:value-type="float" office:value="589.81" calcext:value-type="float">
            <text:p>589.81</text:p>
          </table:table-cell>
          <table:table-cell table:style-name="ce33" table:formula="of:=ROUND([.I3]/[.I4];2)" office:value-type="float" office:value="644.62" calcext:value-type="float">
            <text:p>644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3" number:min-decimal-places="3" number:min-integer-digits="1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day/>
      <number:text>-</number:text>
      <number:month number:textual="true"/>
    </number:date-style>
    <number:date-style style:name="N10147" number:language="en" number:country="US">
      <number:month number:textual="true"/>
      <number:text>-</number:text>
      <number:year/>
    </number:date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22T16:19:05.904606655</dc:date>
    <meta:editing-duration>PT11H4M14S</meta:editing-duration>
    <meta:editing-cycles>60</meta:editing-cycles>
    <meta:document-statistic meta:table-count="5" meta:cell-count="57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47cm" svg:height="9.001cm" xlink:href=".." xlink:type="simple" chart:class="chart:bar" chart:style-name="ch1">
        <chart:title svg:x="4.864cm" svg:y="0.316cm" chart:style-name="ch2">
          <text:p>PingPongMPI (long int)</text:p>
        </chart:title>
        <chart:subtitle svg:x="4.242cm" svg:y="1.218cm" chart:style-name="ch3">
          <text:p>i3-7100U (2 core, 4 hyperthreads)</text:p>
        </chart:subtitle>
        <chart:legend chart:legend-position="end" svg:x="9.882cm" svg:y="4.002cm" style:legend-expansion="high" chart:style-name="ch4"/>
        <chart:plot-area chart:style-name="ch5" table:cell-range-address="'tempo-e-vazaoV2'.I42:'tempo-e-vazaoV2'.M43" chart:data-source-has-labels="both" svg:x="1.299cm" svg:y="2.138cm" svg:width="8.295cm" svg:height="5.702cm">
          <chart:coordinate-region svg:x="2.476cm" svg:y="2.138cm" svg:width="6.931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J42:'tempo-e-vazaoV2'.M42"/>
          </chart:axis>
          <chart:axis chart:dimension="y" chart:name="primary-y" chart:style-name="ch8">
            <chart:title svg:x="3.153cm" svg:y="8.02cm" chart:style-name="ch9">
              <text:p>Vazão média (não bloqueante)</text:p>
            </chart:title>
            <chart:grid chart:style-name="ch10" chart:class="major"/>
          </chart:axis>
          <chart:series chart:style-name="ch11" chart:values-cell-range-address="'tempo-e-vazaoV2'.J43:'tempo-e-vazaoV2'.M43" chart:label-cell-address="'tempo-e-vazaoV2'.I43:'tempo-e-vazaoV2'.I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J42:'tempo-e-vazaoV2'.M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 MB/s (não bloqueante)</text:p>
                <draw:g>
                  <svg:desc>'tempo-e-vazaoV2'.I43:'tempo-e-vazaoV2'.I43</svg:desc>
                </draw:g>
              </table:table-cell>
              <table:table-cell office:value-type="float" office:value="33">
                <text:p>33</text:p>
                <draw:g>
                  <svg:desc>'tempo-e-vazaoV2'.J43:'tempo-e-vazaoV2'.M4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4cm" svg:height="9.001cm" xlink:href=".." xlink:type="simple" chart:class="chart:bar" chart:style-name="ch1">
        <chart:title svg:x="4.638cm" svg:y="0.316cm" chart:style-name="ch2">
          <text:p>PingPongMPI (long int)</text:p>
        </chart:title>
        <chart:subtitle svg:x="4.016cm" svg:y="1.275cm" chart:style-name="ch3">
          <text:p>i3-7100U (2 core, 4 hyperthreads)</text:p>
        </chart:subtitle>
        <chart:legend chart:legend-position="end" svg:x="9.482cm" svg:y="4.201cm" style:legend-expansion="high" chart:style-name="ch4"/>
        <chart:plot-area chart:style-name="ch5" table:cell-range-address="'tempo-e-vazaoV2'.P42:'tempo-e-vazaoV2'.T43" chart:data-source-has-labels="both" svg:x="1.29cm" svg:y="2.138cm" svg:width="7.913cm" svg:height="5.702cm">
          <chart:coordinate-region svg:x="2.467cm" svg:y="2.138cm" svg:width="6.456cm" svg:height="5.055cm"/>
          <chart:axis chart:dimension="x" chart:name="primary-x" chart:style-name="ch6" chartooo:axis-type="auto">
            <chartooo:date-scale/>
            <chart:title svg:x="0.451cm" svg:y="5.642cm" chart:style-name="ch7">
              <text:p>tmsg (B)</text:p>
            </chart:title>
            <chart:categories table:cell-range-address="'tempo-e-vazaoV2'.Q42:'tempo-e-vazaoV2'.T42"/>
          </chart:axis>
          <chart:axis chart:dimension="y" chart:name="primary-y" chart:style-name="ch8">
            <chart:title svg:x="3.112cm" svg:y="8.02cm" chart:style-name="ch9">
              <text:p>Latencia média (bloqueante)</text:p>
            </chart:title>
            <chart:grid chart:style-name="ch10" chart:class="major"/>
          </chart:axis>
          <chart:series chart:style-name="ch11" chart:values-cell-range-address="'tempo-e-vazaoV2'.Q43:'tempo-e-vazaoV2'.T43" chart:label-cell-address="'tempo-e-vazaoV2'.P43:'tempo-e-vazaoV2'.P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Q42:'tempo-e-vazaoV2'.T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Latencia média us/nmsg</text:p>
                <draw:g>
                  <svg:desc>'tempo-e-vazaoV2'.P43:'tempo-e-vazaoV2'.P43</svg:desc>
                </draw:g>
              </table:table-cell>
              <table:table-cell office:value-type="float" office:value="0.193472">
                <text:p>0.193472</text:p>
                <draw:g>
                  <svg:desc>'tempo-e-vazaoV2'.Q43:'tempo-e-vazaoV2'.T43</svg:desc>
                </draw:g>
              </table:table-cell>
              <table:table-cell office:value-type="float" office:value="23.725581">
                <text:p>23.725581</text:p>
              </table:table-cell>
              <table:table-cell office:value-type="float" office:value="94.927273">
                <text:p>94.927273</text:p>
              </table:table-cell>
              <table:table-cell office:value-type="float" office:value="379.428571">
                <text:p>379.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8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.0254">
                <text:p>1.0254</text:p>
                <draw:g>
                  <svg:desc>'compara-v1-e-v2'.B4:'compara-v1-e-v2'.I4</svg:desc>
                </draw:g>
              </table:table-cell>
              <table:table-cell office:value-type="float" office:value="1.0202">
                <text:p>1.0202</text:p>
              </table:table-cell>
              <table:table-cell office:value-type="float" office:value="1.0442">
                <text:p>1.0442</text:p>
              </table:table-cell>
              <table:table-cell office:value-type="float" office:value="1.0624">
                <text:p>1.0624</text:p>
              </table:table-cell>
              <table:table-cell office:value-type="float" office:value="1.1165">
                <text:p>1.1165</text:p>
              </table:table-cell>
              <table:table-cell office:value-type="float" office:value="1.2099">
                <text:p>1.2099</text:p>
              </table:table-cell>
              <table:table-cell office:value-type="float" office:value="1.0957">
                <text:p>1.0957</text:p>
              </table:table-cell>
              <table:table-cell office:value-type="float" office:value="1.0089">
                <text:p>1.0089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1210.96">
                <text:p>1210.96</text:p>
                <draw:g>
                  <svg:desc>'compara-v1-e-v2'.B5:'compara-v1-e-v2'.I5</svg:desc>
                </draw:g>
              </table:table-cell>
              <table:table-cell office:value-type="float" office:value="799.73">
                <text:p>799.73</text:p>
              </table:table-cell>
              <table:table-cell office:value-type="float" office:value="678.91">
                <text:p>678.91</text:p>
              </table:table-cell>
              <table:table-cell office:value-type="float" office:value="616.33">
                <text:p>616.33</text:p>
              </table:table-cell>
              <table:table-cell office:value-type="float" office:value="587.03">
                <text:p>587.03</text:p>
              </table:table-cell>
              <table:table-cell office:value-type="float" office:value="534.3">
                <text:p>534.3</text:p>
              </table:table-cell>
              <table:table-cell office:value-type="float" office:value="589.81">
                <text:p>589.81</text:p>
              </table:table-cell>
              <table:table-cell office:value-type="float" office:value="644.62">
                <text:p>644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98cm" svg:height="8.948cm" xlink:href=".." xlink:type="simple" chart:class="chart:bar" chart:style-name="ch1">
        <chart:title svg:x="4.79cm" svg:y="0.314cm" chart:style-name="ch2">
          <text:p>PingPongMPI (long int)</text:p>
        </chart:title>
        <chart:subtitle svg:x="4.168cm" svg:y="1.271cm" chart:style-name="ch3">
          <text:p>i3-7100U (2 core, 4 hyperthreads)</text:p>
        </chart:subtitle>
        <chart:legend chart:legend-position="end" svg:x="9.839cm" svg:y="3.976cm" style:legend-expansion="high" chart:style-name="ch4"/>
        <chart:plot-area chart:style-name="ch5" table:cell-range-address="'tempo-e-vazaoV2'.A42:'tempo-e-vazaoV2'.E43" chart:data-source-has-labels="both" svg:x="1.296cm" svg:y="2.132cm" svg:width="8.258cm" svg:height="5.657cm">
          <chart:coordinate-region svg:x="2.473cm" svg:y="2.132cm" svg:width="6.749cm" svg:height="5.01cm"/>
          <chart:axis chart:dimension="x" chart:name="primary-x" chart:style-name="ch6" chartooo:axis-type="auto">
            <chartooo:date-scale/>
            <chart:title svg:x="0.451cm" svg:y="5.613cm" chart:style-name="ch7">
              <text:p>tmsg (B)</text:p>
            </chart:title>
            <chart:categories table:cell-range-address="'tempo-e-vazaoV2'.B42:'tempo-e-vazaoV2'.E42"/>
          </chart:axis>
          <chart:axis chart:dimension="y" chart:name="primary-y" chart:style-name="ch8">
            <chart:title svg:x="4.066cm" svg:y="7.967cm" chart:style-name="ch9">
              <text:p>Vazão média (bloqueante)</text:p>
            </chart:title>
            <chart:grid chart:style-name="ch10" chart:class="major"/>
          </chart:axis>
          <chart:series chart:style-name="ch11" chart:values-cell-range-address="'tempo-e-vazaoV2'.B43:'tempo-e-vazaoV2'.E43" chart:label-cell-address="'tempo-e-vazaoV2'.A43:'tempo-e-vazaoV2'.A4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tempo-e-vazaoV2'.B42:'tempo-e-vazaoV2'.E4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4000">
                <text:p>4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>Vazão média MB/s (bloqueante)</text:p>
                <draw:g>
                  <svg:desc>'tempo-e-vazaoV2'.A43:'tempo-e-vazaoV2'.A43</svg:desc>
                </draw:g>
              </table:table-cell>
              <table:table-cell office:value-type="float" office:value="21">
                <text:p>21</text:p>
                <draw:g>
                  <svg:desc>'tempo-e-vazaoV2'.B43:'tempo-e-vazaoV2'.E43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